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2" office:value-type="string" calcext:value-type="string">
            <text:p>Weights for Calibration, measured by a luggage scale set to kg</text:p>
          </table:table-cell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3" office:value-type="string" calcext:value-type="string">
            <text:p>Plywood top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5” lb weight (each)2.2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15” lb weight 1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15” lb weight 2</text:p>
          </table:table-cell>
          <table:table-cell table:style-name="ce17" office:value-type="float" office:value="6.7" calcext:value-type="float">
            <text:p>6.7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3" office:value-type="string" calcext:value-type="string">
            <text:p><text:span text:style-name="T1">Statistics for each Load Sensor and weight</text:span>. 40 samples per reading.  I let the calibration run for ½ hour for each value to let the parts' temperature stabilize</text:p>
          </table:table-cell>
          <table:table-cell table:style-name="ce13" table:number-columns-repeated="1023"/>
        </table:table-row>
        <table:table-row table:style-name="ro2">
          <table:table-cell table:style-name="ce13" office:value-type="string" calcext:value-type="string">
            <text:p>Note: walking near the scale can cause vibrations, so settle for a while before making the readings.</text:p>
          </table:table-cell>
          <table:table-cell table:style-name="ce13" table:number-columns-repeated="1023"/>
        </table:table-row>
        <table:table-row table:style-name="ro2">
          <table:table-cell table:style-name="ce12" office:value-type="string" calcext:value-type="string">
            <text:p>LL Average</text:p>
          </table:table-cell>
          <table:table-cell table:style-name="ce17" office:value-type="string" calcext:value-type="string">
            <text:p>LL Std Dev</text:p>
          </table:table-cell>
          <table:table-cell table:style-name="ce12" office:value-type="string" calcext:value-type="string">
            <text:p>UL Average</text:p>
          </table:table-cell>
          <table:table-cell table:style-name="ce17" office:value-type="string" calcext:value-type="string">
            <text:p>UL Std Dev</text:p>
          </table:table-cell>
          <table:table-cell table:style-name="ce12" office:value-type="string" calcext:value-type="string">
            <text:p>UR Average</text:p>
          </table:table-cell>
          <table:table-cell table:style-name="ce17" office:value-type="string" calcext:value-type="string">
            <text:p>UR Std Dev</text:p>
          </table:table-cell>
          <table:table-cell table:style-name="ce12" office:value-type="string" calcext:value-type="string">
            <text:p>LR Average</text:p>
          </table:table-cell>
          <table:table-cell table:style-name="ce17" office:value-type="string" calcext:value-type="string">
            <text:p>LR Std Dev</text:p>
          </table:table-cell>
          <table:table-cell table:style-name="ce12" office:value-type="string" calcext:value-type="string">
            <text:p>Weight (kg)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10" office:value-type="float" office:value="-22697.3" calcext:value-type="float">
            <text:p>-22697.3</text:p>
          </table:table-cell>
          <table:table-cell office:value-type="float" office:value="22.3" calcext:value-type="float">
            <text:p>22.3</text:p>
          </table:table-cell>
          <table:table-cell table:style-name="ce10" office:value-type="float" office:value="19907.8" calcext:value-type="float">
            <text:p>19907.8</text:p>
          </table:table-cell>
          <table:table-cell office:value-type="float" office:value="23.3" calcext:value-type="float">
            <text:p>23.3</text:p>
          </table:table-cell>
          <table:table-cell table:style-name="ce10" office:value-type="float" office:value="-61289.1" calcext:value-type="float">
            <text:p>-61289.1</text:p>
          </table:table-cell>
          <table:table-cell office:value-type="float" office:value="26.1" calcext:value-type="float">
            <text:p>26.1</text:p>
          </table:table-cell>
          <table:table-cell table:style-name="ce10" office:value-type="float" office:value="-90326" calcext:value-type="float">
            <text:p>-90326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 load</text:p>
          </table:table-cell>
          <table:table-cell table:style-name="ce10" office:value-type="string" calcext:value-type="string">
            <text:p>This row = the offset value for each Load Sensor</text:p>
          </table:table-cell>
          <table:table-cell table:number-columns-repeated="1013"/>
        </table:table-row>
        <table:table-row table:style-name="ro2">
          <table:table-cell table:style-name="ce14" office:value-type="float" office:value="85543.2" calcext:value-type="float">
            <text:p>85543.2</text:p>
          </table:table-cell>
          <table:table-cell table:style-name="ce14" office:value-type="float" office:value="28.4" calcext:value-type="float">
            <text:p>28.4</text:p>
          </table:table-cell>
          <table:table-cell table:style-name="ce14" office:value-type="float" office:value="107657" calcext:value-type="float">
            <text:p>107657</text:p>
          </table:table-cell>
          <table:table-cell table:style-name="ce14" office:value-type="float" office:value="20.7" calcext:value-type="float">
            <text:p>20.7</text:p>
          </table:table-cell>
          <table:table-cell table:style-name="ce14" office:value-type="float" office:value="63518.2" calcext:value-type="float">
            <text:p>63518.2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-2816.8" calcext:value-type="float">
            <text:p>-2816.8</text:p>
          </table:table-cell>
          <table:table-cell table:style-name="ce15" office:value-type="float" office:value="21.4" calcext:value-type="float">
            <text:p>21.4</text:p>
          </table:table-cell>
          <table:table-cell table:style-name="ce17" table:formula="of:=[.B4]" office:value-type="float" office:value="8.5" calcext:value-type="float">
            <text:p>8.5</text:p>
          </table:table-cell>
          <table:table-cell table:style-name="ce17" office:value-type="string" calcext:value-type="string">
            <text:p>plywood top</text:p>
          </table:table-cell>
          <table:table-cell office:value-type="string" calcext:value-type="string">
            <text:p>14 May 2016 4:08 pm</text:p>
          </table:table-cell>
          <table:table-cell table:number-columns-repeated="1013"/>
        </table:table-row>
        <table:table-row table:style-name="ro2">
          <table:table-cell table:style-name="ce14" office:value-type="float" office:value="109899.1" calcext:value-type="float">
            <text:p>109899.1</text:p>
          </table:table-cell>
          <table:table-cell table:style-name="ce14" office:value-type="float" office:value="20.3" calcext:value-type="float">
            <text:p>20.3</text:p>
          </table:table-cell>
          <table:table-cell table:style-name="ce14" office:value-type="float" office:value="132676.4" calcext:value-type="float">
            <text:p>132676.4</text:p>
          </table:table-cell>
          <table:table-cell table:style-name="ce14" office:value-type="float" office:value="23.3" calcext:value-type="float">
            <text:p>23.3</text:p>
          </table:table-cell>
          <table:table-cell table:style-name="ce14" office:value-type="float" office:value="92451.3" calcext:value-type="float">
            <text:p>92451.3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4386.2" calcext:value-type="float">
            <text:p>24386.2</text:p>
          </table:table-cell>
          <table:table-cell table:style-name="ce15" office:value-type="float" office:value="24.6" calcext:value-type="float">
            <text:p>24.6</text:p>
          </table:table-cell>
          <table:table-cell table:formula="of:=[.B4]+[.B5]" office:value-type="float" office:value="10.7" calcext:value-type="float">
            <text:p>10.7</text:p>
          </table:table-cell>
          <table:table-cell office:value-type="string" calcext:value-type="string">
            <text:p>Top + “5” lbs weight</text:p>
          </table:table-cell>
          <table:table-cell office:value-type="string" calcext:value-type="string">
            <text:p>14 May 2016 9pm</text:p>
          </table:table-cell>
          <table:table-cell table:number-columns-repeated="1013"/>
        </table:table-row>
        <table:table-row table:style-name="ro2">
          <table:table-cell table:style-name="ce15" office:value-type="float" office:value="137106.6" calcext:value-type="float">
            <text:p>137106.6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157540.6" calcext:value-type="float">
            <text:p>157540.6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125510.1" calcext:value-type="float">
            <text:p>125510.1</text:p>
          </table:table-cell>
          <table:table-cell table:style-name="ce15" office:value-type="float" office:value="27.2" calcext:value-type="float">
            <text:p>27.2</text:p>
          </table:table-cell>
          <table:table-cell table:style-name="ce15" office:value-type="float" office:value="48980" calcext:value-type="float">
            <text:p>48980</text:p>
          </table:table-cell>
          <table:table-cell table:style-name="ce15" office:value-type="float" office:value="26.9" calcext:value-type="float">
            <text:p>26.9</text:p>
          </table:table-cell>
          <table:table-cell table:formula="of:=[.B4]+[.B5]+[.B5]" office:value-type="float" office:value="12.9" calcext:value-type="float">
            <text:p>12.9</text:p>
          </table:table-cell>
          <table:table-cell office:value-type="string" calcext:value-type="string">
            <text:p>Top + both “5” lbs weights</text:p>
          </table:table-cell>
          <table:table-cell office:value-type="string" calcext:value-type="string">
            <text:p>14 May 2016 9pm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" office:value-type="float" office:value="15.3" calcext:value-type="float">
            <text:p>15.3</text:p>
          </table:table-cell>
          <table:table-cell table:style-name="ce17" office:value-type="string" calcext:value-type="string">
            <text:p>Top + 15 lbs weight</text:p>
          </table:table-cell>
          <table:table-cell office:value-type="string" calcext:value-type="string">
            <text:p>14 May 2016 10:25pm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5]" office:value-type="float" office:value="17.5" calcext:value-type="float">
            <text:p>17.5</text:p>
          </table:table-cell>
          <table:table-cell table:style-name="ce17" office:value-type="string" calcext:value-type="string">
            <text:p>Top + 15 + “5” lbs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5]+[.B5]" office:value-type="float" office:value="19.7" calcext:value-type="float">
            <text:p>19.7</text:p>
          </table:table-cell>
          <table:table-cell table:style-name="ce17" office:value-type="string" calcext:value-type="string">
            <text:p>Top + 15 + “5” + “5” lbs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7]" office:value-type="float" office:value="22" calcext:value-type="float">
            <text:p>22</text:p>
          </table:table-cell>
          <table:table-cell table:style-name="ce17" office:value-type="string" calcext:value-type="string">
            <text:p>Top + 15 + 15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7]+[.B5]" office:value-type="float" office:value="24.2" calcext:value-type="float">
            <text:p>24.2</text:p>
          </table:table-cell>
          <table:table-cell table:style-name="ce17" office:value-type="string" calcext:value-type="string">
            <text:p>Top + 15 + 15 + “5”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7]+[.B5]+[.B5]" office:value-type="float" office:value="26.4" calcext:value-type="float">
            <text:p>26.4</text:p>
          </table:table-cell>
          <table:table-cell table:style-name="ce17" office:value-type="string" calcext:value-type="string">
            <text:p>Top + 15 + 15 + “5”+”5”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 = (Y2-Y1) / ((X2 – X1) / 4)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UL</text:p>
          </table:table-cell>
          <table:table-cell table:style-name="ce10" office:value-type="string" calcext:value-type="string">
            <text:p>UR</text:p>
          </table:table-cell>
          <table:table-cell table:style-name="ce10"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 to 0 kg</text:p>
          </table:table-cell>
          <table:table-cell table:formula="of:=([.A13]-[.A12])/(([.I13]-[.I12])/4)" office:value-type="float" office:value="50936.7058823529" calcext:value-type="float">
            <text:p>50936.7058823529</text:p>
          </table:table-cell>
          <table:table-cell table:formula="of:=([.C13]-[.C12])/(([.I13]-[.I12])/4)" office:value-type="float" office:value="41293.7411764706" calcext:value-type="float">
            <text:p>41293.7411764706</text:p>
          </table:table-cell>
          <table:table-cell table:formula="of:=([.E13]-[.E12])/(([.I13]-[.I12])/4)" office:value-type="float" office:value="58732.8470588235" calcext:value-type="float">
            <text:p>58732.8470588235</text:p>
          </table:table-cell>
          <table:table-cell table:formula="of:=([.G13]-[.G12])/(([.I13]-[.I12])/4)" office:value-type="float" office:value="41180.8" calcext:value-type="float">
            <text:p>41180.8</text:p>
          </table:table-cell>
          <table:table-cell/>
          <table:table-cell office:value-type="string" calcext:value-type="string">
            <text:p>That's Units per Kilogram. With a 700 unit variability, that's about 0.017 kg noi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.7 to 8.5 kg</text:p>
          </table:table-cell>
          <table:table-cell table:formula="of:=([.A14]-[.A13])/(([.I14]-[.I13])/4)" office:value-type="float" office:value="44283.4545454546" calcext:value-type="float">
            <text:p>44283.4545454546</text:p>
          </table:table-cell>
          <table:table-cell table:formula="of:=([.C14]-[.C13])/(([.I14]-[.I13])/4)" office:value-type="float" office:value="45489.8181818182" calcext:value-type="float">
            <text:p>45489.8181818182</text:p>
          </table:table-cell>
          <table:table-cell table:formula="of:=([.E14]-[.E13])/(([.I14]-[.I13])/4)" office:value-type="float" office:value="52605.6363636364" calcext:value-type="float">
            <text:p>52605.6363636364</text:p>
          </table:table-cell>
          <table:table-cell table:formula="of:=([.G14]-[.G13])/(([.I14]-[.I13])/4)" office:value-type="float" office:value="49460" calcext:value-type="float">
            <text:p>494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.9 to 10.7 kg</text:p>
          </table:table-cell>
          <table:table-cell table:formula="of:=([.A15]-[.A14])/(([.I15]-[.I14])/4)" office:value-type="float" office:value="49468.1818181818" calcext:value-type="float">
            <text:p>49468.1818181818</text:p>
          </table:table-cell>
          <table:table-cell table:formula="of:=([.C15]-[.C14])/(([.I15]-[.I14])/4)" office:value-type="float" office:value="45207.6363636364" calcext:value-type="float">
            <text:p>45207.6363636364</text:p>
          </table:table-cell>
          <table:table-cell table:formula="of:=([.E15]-[.E14])/(([.I15]-[.I14])/4)" office:value-type="float" office:value="60106.9090909091" calcext:value-type="float">
            <text:p>60106.9090909091</text:p>
          </table:table-cell>
          <table:table-cell table:formula="of:=([.G15]-[.G14])/(([.I15]-[.I14])/4)" office:value-type="float" office:value="44716" calcext:value-type="float">
            <text:p>4471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5" office:value-type="string" calcext:value-type="string">
            <text:p>Average 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g M ignore 0kg</text:p>
          </table:table-cell>
          <table:table-cell table:number-columns-repeated="1023"/>
        </table:table-row>
        <table:table-row table:style-name="ro2" table:number-rows-repeated="2">
          <table:table-cell table:style-name="ce16" table:number-columns-repeated="5"/>
          <table:table-cell table:number-columns-repeated="1019"/>
        </table:table-row>
        <table:table-row table:style-name="ro2" table:number-rows-repeated="24">
          <table:table-cell table:style-name="ce14" table:number-columns-repeated="5"/>
          <table:table-cell table:style-name="ce15" table:number-columns-repeated="3"/>
          <table:table-cell table:number-columns-repeated="1016"/>
        </table:table-row>
        <table:table-row table:style-name="ro2" table:number-rows-repeated="8">
          <table:table-cell table:style-name="ce15" table:number-columns-repeated="8"/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5:48:04.307585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4T22:23:28.875955109</dc:date>
    <meta:editing-duration>P2DT12H30M3S</meta:editing-duration>
    <meta:editing-cycles>79</meta:editing-cycles>
    <meta:generator>LibreOffice/4.2.8.2$Linux_X86_64 LibreOffice_project/420m0$Build-2</meta:generator>
    <meta:document-statistic meta:table-count="3" meta:cell-count="547" meta:object-count="0"/>
  </office:meta>
</office:document-meta>
</file>